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51.4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1.5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4.4mm"/>
    </style:style>
    <style:style style:name="co10" style:family="table-column">
      <style:table-column-properties fo:break-before="auto" style:column-width="106.4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24.41mm"/>
    </style:style>
    <style:style style:name="co14" style:family="table-column">
      <style:table-column-properties fo:break-before="auto" style:column-width="36.4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94.4mm"/>
    </style:style>
    <style:style style:name="co17" style:family="table-column">
      <style:table-column-properties fo:break-before="auto" style:column-width="36.6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24.99mm"/>
    </style:style>
    <style:style style:name="co20" style:family="table-column">
      <style:table-column-properties fo:break-before="auto" style:column-width="30.76mm"/>
    </style:style>
    <style:style style:name="co21" style:family="table-column">
      <style:table-column-properties fo:break-before="auto" style:column-width="42.21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98.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4.5mm"/>
    </style:style>
    <style:style style:name="co26" style:family="table-column">
      <style:table-column-properties fo:break-before="auto" style:column-width="117mm"/>
    </style:style>
    <style:style style:name="co27" style:family="table-column">
      <style:table-column-properties fo:break-before="auto" style:column-width="35.51mm"/>
    </style:style>
    <style:style style:name="co28" style:family="table-column">
      <style:table-column-properties fo:break-before="auto" style:column-width="27.99mm"/>
    </style:style>
    <style:style style:name="co29" style:family="table-column">
      <style:table-column-properties fo:break-before="auto" style:column-width="45.51mm"/>
    </style:style>
    <style:style style:name="co30" style:family="table-column">
      <style:table-column-properties fo:break-before="auto" style:column-width="118mm"/>
    </style:style>
    <style:style style:name="co31" style:family="table-column">
      <style:table-column-properties fo:break-before="auto" style:column-width="25.51mm"/>
    </style:style>
    <style:style style:name="co32" style:family="table-column">
      <style:table-column-properties fo:break-before="auto" style:column-width="35mm"/>
    </style:style>
    <style:style style:name="co33" style:family="table-column">
      <style:table-column-properties fo:break-before="auto" style:column-width="40.69mm"/>
    </style:style>
    <style:style style:name="co34" style:family="table-column">
      <style:table-column-properties fo:break-before="auto" style:column-width="14.8mm"/>
    </style:style>
    <style:style style:name="co35" style:family="table-column">
      <style:table-column-properties fo:break-before="auto" style:column-width="75.97mm"/>
    </style:style>
    <style:style style:name="co36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top"/>
      <style:text-properties fo:font-size="7pt" style:font-size-asian="7pt" style:font-size-complex="7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8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2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0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∞. BÓG</text:p>
          </table:table-cell>
          <table:covered-table-cell table:style-name="ce77"/>
          <table:table-cell table:style-name="ce8" office:value-type="string" calcext:value-type="string">
            <text:p>DATA ZAWIERZENIA I CREDO:</text:p>
            <text:p>DODATKOWE INFORMACJE:</text:p>
            <text:p>WŁAŚCICIEL: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17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PIEKUNÓW</text:p>
          </table:table-cell>
          <table:covered-table-cell table:style-name="ce78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78"/>
          <table:table-cell table:style-name="ce92" table:number-columns-repeated="1010"/>
        </table:table-row>
        <table:table-row table:style-name="ro2">
          <table:table-cell table:style-name="ce94" office:value-type="string" calcext:value-type="string">
            <text:p>T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BROŃC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RĘDOWNIK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NUMER WSPÓLNIE</text:p>
            <text:p>ZAPROSZONEGO</text:p>
            <text:p>PATRONA – ORĘDOWNIKA</text:p>
          </table:table-cell>
          <table:covered-table-cell table:style-name="ce27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CHRZTU ŚWIĘTEGO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I KOMUNII ŚWIĘTEJ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BIERZMOWANIA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URODZIN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BIAŁYCH PATRON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3" table:number-rows-repeated="104855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. PATRONI OBROŃ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BROŃCY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7" table:default-cell-style-name="ce4"/>
        <table:table-column table:style-name="co10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PEŁNA NAZWA ŚWIĘTA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C. MIEJSCA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TYP I NAZWA MIEJSCA</text:p>
          </table:table-cell>
          <table:table-cell table:style-name="ce9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. RELIKWIE I GROB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1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H. RELIKWIE I GROB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NAWIEDZENIA REL./GROB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9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0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88" table:number-columns-spanned="4" table:number-rows-spanned="1"/>
          <table:covered-table-cell table:number-columns-repeated="2" table:style-name="ce77"/>
          <table:covered-table-cell table:style-name="ce91"/>
          <table:table-cell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9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SAKRAMENTY I PATRONI IMION" table:style-name="ta1"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4" table:default-cell-style-name="ce4"/>
        <table:table-column table:style-name="co25" table:default-cell-style-name="ce4"/>
        <table:table-column table:style-name="co18" table:number-columns-repeated="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K. SAKRAMENTY I PATRONI IMION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44"/>
          <table:table-cell table:style-name="ce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44"/>
          <table:table-cell table:style-name="ce91" table:number-columns-repeated="1013"/>
        </table:table-row>
        <table:table-row table:style-name="ro1">
          <table:table-cell table:style-name="ce74" office:value-type="string" calcext:value-type="string" table:number-columns-spanned="2" table:number-rows-spanned="1">
            <text:p>NAZWA WYDARZENIA</text:p>
          </table:table-cell>
          <table:covered-table-cell table:style-name="ce74"/>
          <table:table-cell table:style-name="ce9" office:value-type="string" calcext:value-type="string" table:number-columns-spanned="4" table:number-rows-spanned="1">
            <text:p>DATA URODZEN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style-name="ce92" table:number-columns-repeated="1013"/>
        </table:table-row>
        <table:table-row table:style-name="ro1">
          <table:table-cell table:style-name="ce7" office:value-type="string" calcext:value-type="string" table:number-columns-spanned="2" table:number-rows-spanned="1">
            <text:p><text:s/>NARODZINY</text:p>
          </table:table-cell>
          <table:covered-table-cell table:style-name="ce4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NAZWA SAKRAMENTU</text:p>
          </table:table-cell>
          <table:table-cell table:style-name="ce9" office:value-type="string" calcext:value-type="string" table:number-columns-spanned="4" table:number-rows-spanned="1">
            <text:p>DATA PIERWSZEGO PRZYJĘC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CHRZEST ŚWIĘTY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SPOWIEDŹ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OMUNIA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BIERZMOWANIE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NAMASZCZENIE CHORYCH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APŁA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MAŁŻE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POSIADANE IMIONA</text:p>
          </table:table-cell>
          <table:table-cell table:style-name="ce74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9"/>
          <table:covered-table-cell table:style-name="ce74"/>
          <table:table-cell table:style-name="ce9" office:value-type="string" calcext:value-type="string">
            <text:p>INFORMACJE</text:p>
            <text:p>DODATKOWE</text:p>
          </table:table-cell>
          <table:table-cell table:style-name="ce96" office:value-type="string" calcext:value-type="string" table:number-columns-spanned="3" table:number-rows-spanned="1">
            <text:p>IMIĘ Z CHRZTU</text:p>
            <text:p>IMIĘ Z BIERZMOWANIA</text:p>
            <text:p>IMIĘ ZAKONNE</text:p>
          </table:table-cell>
          <table:covered-table-cell table:number-columns-repeated="2" table:style-name="ce74"/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M. OSOB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2" table:number-rows-spanned="1">
            <text:p>PEŁNE NAZWISKO LUB NAZWA OSOBY</text:p>
          </table:table-cell>
          <table:covered-table-cell table:style-name="ce9"/>
          <table:table-cell table:style-name="ce74" office:value-type="string" calcext:value-type="string" table:number-columns-spanned="7" table:number-rows-spanned="1">
            <text:p>INFORMACJE DODATKOWE</text:p>
          </table:table-cell>
          <table:covered-table-cell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. BIALI PATRONI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P. BIALI PATRONI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BIAŁEGO PATRO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. PATRONI OPIEKUNOWIE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T. PATRONI OPIEKUNOWI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PIEKU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U. PATRONI ORĘDOWNI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RĘDOWNIK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9" table:number-rows-spanned="1">
            <text:p>KOMENTARZ</text:p>
          </table:table-cell>
          <table:covered-table-cell table:style-name="ce9"/>
          <table:covered-table-cell table:number-columns-repeated="2"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style-name="ce88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7" table:default-cell-style-name="ce4"/>
        <table:table-column table:style-name="co1" table:default-cell-style-name="ce4"/>
        <table:table-column table:style-name="co2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D. KOŚCIOŁ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P I TYTUŁ KOŚCIOŁ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KOŚCIOŁ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. OŁTARZE" table:style-name="ta1">
        <table:table-column table:style-name="co7" table:default-cell-style-name="ce4"/>
        <table:table-column table:style-name="co1" table:default-cell-style-name="ce4"/>
        <table:table-column table:style-name="co2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E. OŁTARZ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TUŁ OŁTARZA (KAPLICY)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OŁTA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. MSZE ŚWIĘTE" table:style-name="ta1">
        <table:table-column table:style-name="co7" table:default-cell-style-name="ce4"/>
        <table:table-column table:style-name="co28" table:default-cell-style-name="ce4"/>
        <table:table-column table:style-name="co2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9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F. MSZE ŚWIĘT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R KOŚCIOŁA</text:p>
            <text:p>LUB OŁTARZA</text:p>
          </table:table-cell>
          <table:table-cell table:style-name="ce9" office:value-type="string" calcext:value-type="string">
            <text:p>MIEJSCOWOŚĆ, TYTUŁ KOŚCIOŁA LUB OŁTARZ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7" table:default-cell-style-name="ce4"/>
        <table:table-column table:style-name="co30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1" table:default-cell-style-name="ce4"/>
        <table:table-column table:style-name="co32" table:default-cell-style-name="ce4"/>
        <table:table-column table:style-name="co18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G. ODPUSTY PARAFIALN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88"/>
          <table:covered-table-cell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MIEJSCOWOŚĆ I WEZWANIE PARAFII LUB KOŚCIOŁA FILIALNEGO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 SUMIE ODPUST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7" table:default-cell-style-name="ce4"/>
        <table:table-column table:style-name="co1" table:default-cell-style-name="ce4"/>
        <table:table-column table:style-name="co2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3" table:default-cell-style-name="ce4"/>
        <table:table-column table:style-name="co34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J. ROCZNICE POŚWIĘCENIA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MIEJSCOWOŚĆ, TYP I TYTUŁ ŚWIĄTYNI</text:p>
          </table:table-cell>
          <table:table-cell table:style-name="ce9" office:value-type="string" calcext:value-type="string" table:number-columns-spanned="4" table:number-rows-spanned="1">
            <text:p>DATA UDZIAŁU W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7" table:default-cell-style-name="ce4"/>
        <table:table-column table:style-name="co35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36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L. SZKAPLERZE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ZKAPLERZA</text:p>
          </table:table-cell>
          <table:table-cell table:style-name="ce9" office:value-type="string" calcext:value-type="string" table:number-columns-spanned="4" table:number-rows-spanned="1">
            <text:p>DATA NAŁOŻENIA SZKAPLE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4:03:47.56282572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1-12-10T14:45:50.794681243</dc:date>
    <dc:creator>Andrzej Precz</dc:creator>
    <meta:editing-duration>PT15H10M22S</meta:editing-duration>
    <meta:editing-cycles>318</meta:editing-cycles>
    <meta:document-statistic meta:table-count="18" meta:cell-count="642" meta:object-count="0"/>
  </office:meta>
</office:document-meta>
</file>